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99692" officeooo:paragraph-rsid="00199692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99692" officeooo:paragraph-rsid="0019969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sario individual<text:span text:style-name="T1"> → </text:span><text:span text:style-name="T2">AUTÓNOMO</text:span><text:span text:style-name="T3"> </text:span></text:p>
      <text:list xml:id="list3916507831" text:style-name="L1">
        <text:list-item>
          <text:p text:style-name="P2"><text:span text:style-name="T3">Alta como empresario 036 hacienda</text:span></text:p>
        </text:list-item>
        <text:list-item>
          <text:p text:style-name="P2"><text:span text:style-name="T3">Alta </text:span><text:span text:style-name="T4">RETA</text:span><text:span text:style-name="T5"> en la seguridad social (RETA=Régimen especial de trabajadores autónomos</text:span></text:p>
        </text:list-item>
      </text:list>
      <text:p text:style-name="P1"><text:span text:style-name="T5"/></text:p>
      <text:list xml:id="list123401619525922" text:continue-numbering="true" text:style-name="L1">
        <text:list-item>
          <text:list>
            <text:list-item>
              <text:p text:style-name="P2"><text:span text:style-name="T5">1 año 60 € Recibo autonomo 300 → 1000 → 1500 → 2000</text:span></text:p>
            </text:list-item>
          </text:list>
        </text:list-item>
      </text:list>
      <text:p text:style-name="P1"><text:span text:style-name="T5"/></text:p>
      <text:list xml:id="list123401678237933" text:continue-numbering="true" text:style-name="L1">
        <text:list-item>
          <text:p text:style-name="P2"><text:span text:style-name="T5">Responsabilidad → como se responde ... a las deudas generadas con Empresa</text:span></text:p>
          <text:list>
            <text:list-item>
              <text:p text:style-name="P2"><text:span text:style-name="T5">Responsabilidad ilimitada (respondo siempre)</text:span></text:p>
            </text:list-item>
          </text:list>
        </text:list-item>
      </text:list>
      <text:p text:style-name="P1"><text:span text:style-name="T5"><text:tab/>(Limitada seria aportado en la sociedad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21:07.492564944</meta:creation-date>
    <dc:date>2023-12-12T12:34:00.216867007</dc:date>
    <meta:editing-duration>PT2H12M53S</meta:editing-duration>
    <meta:editing-cycles>1</meta:editing-cycles>
    <meta:document-statistic meta:table-count="0" meta:image-count="0" meta:object-count="0" meta:page-count="1" meta:paragraph-count="7" meta:word-count="60" meta:character-count="361" meta:non-whitespace-character-count="311"/>
    <meta:generator>LibreOffice/7.4.7.2$Linux_X86_64 LibreOffice_project/40$Build-2</meta:generator>
  </office:meta>
</office:document-meta>
</file>